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Monospac821 BT1" svg:font-family="'Monospac821 BT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cm" fo:min-width="2.142cm" style:writing-mode="lr-tb"/>
      <style:paragraph-properties style:writing-mode="lr-tb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cm" fo:min-width="3.771cm" style:writing-mode="lr-tb"/>
      <style:paragraph-properties style:writing-mode="lr-tb"/>
    </style:style>
    <style:style style:name="gr3" style:family="graphic" style:parent-style-name="standard">
      <style:graphic-properties svg:stroke-color="#000000" draw:marker-end="Стили_20_стрелок_20_3" svg:stroke-linecap="butt" draw:textarea-vertical-align="top"/>
      <style:paragraph-properties style:writing-mode="lr-tb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cm" fo:min-width="3.75cm" style:writing-mode="lr-tb"/>
      <style:paragraph-properties style:writing-mode="lr-tb"/>
    </style:style>
    <style:style style:name="gr5" style:family="graphic" style:parent-style-name="standard">
      <style:graphic-properties svg:stroke-color="#000000" draw:marker-end="Стили_20_стрелок_20_3" draw:textarea-vertical-align="top"/>
      <style:paragraph-properties style:writing-mode="lr-tb"/>
    </style:style>
    <style:style style:name="gr6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cm" fo:min-width="3.75cm" style:writing-mode="lr-tb"/>
      <style:paragraph-properties style:writing-mode="lr-tb"/>
    </style:style>
    <style:style style:name="gr7" style:family="graphic" style:parent-style-name="standard">
      <style:graphic-properties svg:stroke-color="#000000" draw:marker-end="Стили_20_стрелок_20_3" draw:textarea-vertical-align="middle"/>
      <style:paragraph-properties style:writing-mode="lr-tb"/>
    </style:style>
    <style:style style:name="gr8" style:family="graphic" style:parent-style-name="standard">
      <style:graphic-properties svg:stroke-color="#000000" draw:marker-end="Стили_20_стрелок_20_3" draw:textarea-vertical-align="middle"/>
    </style:style>
    <style:style style:name="gr9" style:family="graphic">
      <style:graphic-properties style:writing-mode="lr-tb"/>
    </style:style>
    <style:style style:name="gr1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076cm" fo:min-width="0cm" fo:padding-top="0.139cm" fo:padding-bottom="0.139cm" fo:padding-left="0.264cm" fo:padding-right="0.264cm" fo:wrap-option="wrap" style:writing-mode="lr-tb"/>
      <style:paragraph-properties style:writing-mode="lr-tb"/>
    </style:style>
    <style:style style:name="gr11" style:family="graphic" style:parent-style-name="standard">
      <style:graphic-properties svg:stroke-width="0.028cm" svg:stroke-color="#000000" draw:marker-start="Стили_20_стрелок_20_4" draw:marker-start-width="0.242cm" draw:marker-end="Стили_20_стрелок_20_4" draw:marker-end-width="0.242cm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dash" draw:stroke-dash="Long_20_Dot" svg:stroke-color="#000000" svg:stroke-linecap="butt" draw:textarea-vertical-align="middle"/>
    </style:style>
    <style:style style:name="gr13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cm" fo:min-width="3.75cm" style:writing-mode="lr-tb"/>
      <style:paragraph-properties style:writing-mode="lr-tb"/>
    </style:style>
    <style:style style:name="gr14" style:family="graphic" style:parent-style-name="standard">
      <style:graphic-properties svg:stroke-color="#000000" draw:marker-end="Стили_20_стрелок_20_3" draw:textarea-vertical-align="bottom"/>
      <style:paragraph-properties style:writing-mode="lr-tb"/>
    </style:style>
    <style:style style:name="gr15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cm" fo:min-width="3.75cm" style:writing-mode="lr-tb"/>
      <style:paragraph-properties style:writing-mode="lr-tb"/>
    </style:style>
    <style:style style:name="gr16" style:family="graphic" style:parent-style-name="standard">
      <style:graphic-properties draw:stroke="dash" draw:stroke-dash="Long_20_Dot" svg:stroke-color="#000000" draw:textarea-vertical-align="middle"/>
    </style:style>
    <style:style style:name="gr17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cm" fo:min-width="3.75cm" style:writing-mode="lr-tb"/>
      <style:paragraph-properties style:writing-mode="lr-tb"/>
    </style:style>
    <style:style style:name="gr18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cm" fo:min-width="3.75cm" style:writing-mode="lr-tb"/>
      <style:paragraph-properties style:writing-mode="lr-tb"/>
    </style:style>
    <style:style style:name="gr19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cm" fo:min-width="3.75cm" style:writing-mode="lr-tb"/>
      <style:paragraph-properties style:writing-mode="lr-tb"/>
    </style:style>
    <style:style style:name="gr20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cm" fo:min-width="3.75cm" style:writing-mode="lr-tb"/>
      <style:paragraph-properties style:writing-mode="lr-tb"/>
    </style:style>
    <style:style style:name="P1" style:family="paragraph">
      <style:paragraph-properties fo:text-align="center"/>
      <style:text-properties style:font-name="Monospac821 BT" fo:font-size="10pt" style:font-size-asian="10pt" style:font-size-complex="10pt"/>
    </style:style>
    <style:style style:name="P2" style:family="paragraph">
      <loext:graphic-properties draw:fill="solid" draw:fill-color="#ffffff"/>
      <style:paragraph-properties fo:text-align="center" style:writing-mode="lr-tb"/>
      <style:text-properties style:font-name="Monospac821 BT" fo:font-size="10pt" style:font-size-asian="10pt" style:font-size-complex="10pt"/>
    </style:style>
    <style:style style:name="P3" style:family="paragraph">
      <style:paragraph-properties fo:text-align="start"/>
      <style:text-properties style:font-name="Monospac821 BT" fo:font-size="10pt" style:font-size-asian="10pt" style:font-size-complex="10pt"/>
    </style:style>
    <style:style style:name="P4" style:family="paragraph">
      <loext:graphic-properties draw:fill="solid" draw:fill-color="#ffffff"/>
      <style:paragraph-properties fo:text-align="start" style:writing-mode="lr-tb"/>
      <style:text-properties style:font-name="Monospac821 BT" fo:font-size="10pt" style:font-size-asian="10pt" style:font-size-complex="10pt"/>
    </style:style>
    <style:style style:name="P5" style:family="paragraph">
      <style:paragraph-properties fo:margin-top="0cm" fo:margin-bottom="0cm" fo:text-align="center"/>
    </style:style>
    <style:style style:name="P6" style:family="paragraph">
      <style:paragraph-properties fo:margin-top="0cm" fo:margin-bottom="0cm" fo:text-align="center"/>
      <style:text-properties style:font-name="Monospac821 BT" fo:font-size="8pt" style:font-size-asian="8pt" style:font-size-complex="8pt"/>
    </style:style>
    <style:style style:name="P7" style:family="paragraph">
      <style:paragraph-properties fo:text-align="start"/>
      <style:text-properties style:font-name="Monospac821 BT" fo:font-size="14pt" style:font-size-asian="14pt" style:font-size-complex="14pt"/>
    </style:style>
    <style:style style:name="P8" style:family="paragraph">
      <loext:graphic-properties draw:fill="solid" draw:fill-color="#ffffff"/>
      <style:paragraph-properties fo:text-align="start" style:writing-mode="lr-tb"/>
      <style:text-properties style:font-name="Monospac821 BT"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start" fo:text-indent="0cm"/>
      <style:text-properties style:font-name="Monospac821 BT" fo:font-size="10pt" style:letter-kerning="true" style:font-name-asian="Microsoft YaHei" style:font-size-asian="10pt" style:font-name-complex="Lucida Sans" style:font-size-complex="10pt"/>
    </style:style>
    <style:style style:name="P11" style:family="paragraph">
      <loext:graphic-properties draw:fill="solid" draw:fill-color="#ffffff"/>
      <style:paragraph-properties fo:margin-left="0cm" fo:margin-right="0cm" fo:text-align="start" fo:text-indent="0cm" style:writing-mode="lr-tb"/>
      <style:text-properties style:font-name="Monospac821 BT" fo:font-size="10pt" style:letter-kerning="true" style:font-name-asian="Microsoft YaHei" style:font-size-asian="10pt" style:font-name-complex="Lucida Sans" style:font-size-complex="10pt"/>
    </style:style>
    <style:style style:name="P12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13" style:family="paragraph">
      <style:paragraph-properties fo:margin-top="0cm" fo:margin-bottom="0cm" fo:text-align="start"/>
    </style:style>
    <style:style style:name="T1" style:family="text">
      <style:text-properties style:font-name="Monospac821 BT" fo:font-size="10pt" fo:language="en" fo:country="GB" style:font-size-asian="10pt" style:font-size-complex="10pt"/>
    </style:style>
    <style:style style:name="T2" style:family="text">
      <style:text-properties style:font-name="Monospac821 BT" fo:font-size="10pt" style:font-size-asian="10pt" style:font-size-complex="10pt"/>
    </style:style>
    <style:style style:name="T3" style:family="text">
      <style:text-properties style:font-name="Monospac821 BT" fo:font-size="8pt" style:font-size-asian="8pt" style:font-size-complex="8pt"/>
    </style:style>
    <style:style style:name="T4" style:family="text">
      <style:text-properties style:font-name="Monospac821 BT" fo:font-size="14pt" style:font-size-asian="14pt" style:font-size-complex="14pt"/>
    </style:style>
    <style:style style:name="T5" style:family="text">
      <style:text-properties style:font-name="Monospac821 BT" fo:font-size="10pt" style:letter-kerning="true" style:font-name-asian="Microsoft YaHei" style:font-size-asian="10pt" style:font-name-complex="Lucida Sans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2.642cm" svg:height="1.25cm" svg:x="3.108cm" svg:y="2cm">
          <text:p text:style-name="P1"><text:span text:style-name="T1">Hello</text:span><text:span text:style-name="T2">!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4.271cm" svg:height="1.25cm" svg:x="2.729cm" svg:y="4.699cm">
          <text:p text:style-name="P3"><text:span text:style-name="T2">&gt;Pb- <text:s/>Const <text:s/>T <text:s/></text:span></text:p>
          <text:p text:style-name="P3"><text:span text:style-name="T2"><text:s/></text:span><text:span text:style-name="T2">Pb+ <text:s/>Dimmer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3.108cm" svg:y1="2.625cm" svg:x2="2.729cm" svg:y2="5.324cm" draw:start-shape="id1" draw:start-glue-point="3" draw:end-shape="id2" draw:end-glue-point="3" svg:d="M3108 2625h-881v2699h502" svg:viewBox="0 0 882 2700">
          <text:p text:style-name="P5"><text:span text:style-name="T3">push</text:span></text:p>
        </draw:connector>
        <draw:custom-shape draw:style-name="gr4" draw:text-style-name="P8" xml:id="id3" draw:id="id3" draw:layer="layout" svg:width="4.25cm" svg:height="1.25cm" svg:x="2.75cm" svg:y="6.699cm">
          <text:p text:style-name="P7"><text:span text:style-name="T2">&gt;Start <text:s/>Back</text:span></text:p>
          <text:p text:style-name="P7"><text:span text:style-name="T4"><text:s/></text:span><text:span text:style-name="T2">Profile01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4" draw:id="id4" draw:layer="layout" svg:width="4.25cm" svg:height="1.25cm" svg:x="2.75cm" svg:y="8.699cm">
          <text:p text:style-name="P7"><text:span text:style-name="T2">t=046 P=000% pt1</text:span></text:p>
          <text:p text:style-name="P7"><text:span text:style-name="T2">t=046 P=000% run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4.864cm" svg:y1="5.949cm" svg:x2="4.875cm" svg:y2="6.699cm" draw:start-shape="id2" draw:start-glue-point="2" draw:end-shape="id3" draw:end-glue-point="0" svg:d="M4864 5949v375h11v375" svg:viewBox="0 0 12 751">
          <text:p text:style-name="P9"><text:span text:style-name="T3">push</text:span></text:p>
        </draw:connector>
        <draw:custom-shape draw:style-name="gr6" draw:text-style-name="P11" xml:id="id5" draw:id="id5" draw:layer="layout" svg:width="4.25cm" svg:height="1.25cm" svg:x="2.75cm" svg:y="10.949cm">
          <text:p text:style-name="P10"><text:span text:style-name="T5">&gt;Pause <text:s/>Back</text:span></text:p>
          <text:p text:style-name="P10"><text:span text:style-name="T5"><text:s/></text:span><text:span text:style-name="T5">Stop 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4.875cm" svg:y1="7.949cm" svg:x2="4.875cm" svg:y2="8.699cm" draw:start-shape="id3" draw:start-glue-point="2" draw:end-shape="id4" draw:end-glue-point="0" svg:d="M4875 7949v750" svg:viewBox="0 0 1 751">
          <text:p text:style-name="P9"><text:span text:style-name="T3">push</text:span></text:p>
        </draw:connector>
        <draw:connector draw:style-name="gr8" draw:text-style-name="P9" draw:layer="layout" svg:x1="4.875cm" svg:y1="9.949cm" svg:x2="4.875cm" svg:y2="10.949cm" draw:start-shape="id4" draw:start-glue-point="2" draw:end-shape="id5" draw:end-glue-point="0" svg:d="M4875 9949v1000" svg:viewBox="0 0 1 1001">
          <text:p/>
        </draw:connector>
        <draw:g draw:style-name="gr9">
          <draw:custom-shape draw:style-name="gr10" draw:text-style-name="P12" draw:layer="layout" svg:width="0.5cm" svg:height="0.5cm" svg:x="3.875cm" svg:y="10.1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11" draw:text-style-name="P9" draw:layer="layout" svg:width="0.75cm" svg:height="0.75cm" draw:transform="rotate (1.5707963267949) translate (3.75cm 10.761cm)" draw:kind="arc" draw:start-angle="229.98" draw:end-angle="146.53">
            <text:p/>
          </draw:circle>
        </draw:g>
        <draw:custom-shape draw:style-name="gr4" draw:text-style-name="P8" xml:id="id6" draw:id="id6" draw:layer="layout" svg:width="4.25cm" svg:height="1.25cm" svg:x="2.75cm" svg:y="13.199cm">
          <text:p text:style-name="P7"><text:span text:style-name="T2">t=046 P=000% pt1</text:span></text:p>
          <text:p text:style-name="P7"><text:span text:style-name="T2">t=046 P=000%paus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4.875cm" svg:y1="12.199cm" svg:x2="4.875cm" svg:y2="13.199cm" draw:start-shape="id5" draw:start-glue-point="2" draw:end-shape="id6" draw:end-glue-point="0" svg:d="M4875 12199v1000" svg:viewBox="0 0 1 1001">
          <text:p text:style-name="P9"><text:span text:style-name="T3">push</text:span></text:p>
        </draw:connector>
        <draw:custom-shape draw:style-name="gr4" draw:text-style-name="P8" xml:id="id7" draw:id="id7" draw:layer="layout" svg:width="4.25cm" svg:height="1.25cm" svg:x="8cm" svg:y="6.699cm">
          <text:p text:style-name="P7"><text:span text:style-name="T2"><text:s/></text:span><text:span text:style-name="T2">Start <text:s/>Back</text:span></text:p>
          <text:p text:style-name="P7"><text:span text:style-name="T2">&gt;Profile01</text:span></text:p>
          <draw:enhanced-geometry svg:viewBox="0 0 21600 21600" draw:type="rectangle" draw:enhanced-path="M 0 0 L 21600 0 21600 21600 0 21600 0 0 Z N"/>
        </draw:custom-shape>
        <draw:connector draw:style-name="gr12" draw:text-style-name="P9" xml:id="id10" draw:id="id10" draw:layer="layout" svg:x1="7cm" svg:y1="7.324cm" svg:x2="8cm" svg:y2="7.324cm" draw:start-shape="id3" draw:start-glue-point="1" draw:end-shape="id7" draw:end-glue-point="3" svg:d="M7000 7324h1000" svg:viewBox="0 0 1001 1">
          <text:p/>
        </draw:connector>
        <draw:custom-shape draw:style-name="gr4" draw:text-style-name="P8" xml:id="id8" draw:id="id8" draw:layer="layout" svg:width="4.25cm" svg:height="1.25cm" svg:x="8cm" svg:y="8.699cm">
          <text:p text:style-name="P7"><text:span text:style-name="T2">&gt;Profile01</text:span></text:p>
          <text:p text:style-name="P7"><text:span text:style-name="T2"><text:s/></text:span><text:span text:style-name="T2">Profile02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10.125cm" svg:y1="7.949cm" svg:x2="10.125cm" svg:y2="8.699cm" draw:start-shape="id7" draw:start-glue-point="2" draw:end-shape="id8" draw:end-glue-point="0" svg:d="M10125 7949v750" svg:viewBox="0 0 1 751">
          <text:p text:style-name="P9"><text:span text:style-name="T3">push</text:span></text:p>
        </draw:connector>
        <draw:custom-shape draw:style-name="gr13" draw:text-style-name="P11" xml:id="id9" draw:id="id9" draw:layer="layout" svg:width="4.25cm" svg:height="1.25cm" svg:x="8cm" svg:y="10.949cm">
          <text:p text:style-name="P10"><text:span text:style-name="T5">-Profile01- Back</text:span></text:p>
          <text:p text:style-name="P10"><text:span text:style-name="T5">&gt;Apply <text:s/>Edit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10.125cm" svg:y1="9.949cm" svg:x2="10.125cm" svg:y2="10.949cm" draw:start-shape="id8" draw:start-glue-point="2" draw:end-shape="id9" draw:end-glue-point="0" svg:d="M10125 9949v1000" svg:viewBox="0 0 1 1001">
          <text:p text:style-name="P9"><text:span text:style-name="T3">push</text:span></text:p>
        </draw:connector>
        <draw:connector draw:style-name="gr14" draw:text-style-name="P9" draw:layer="layout" draw:line-skew="0cm 1.001cm" svg:x1="10.125cm" svg:y1="12.199cm" svg:x2="7.5cm" svg:y2="7.324cm" draw:start-shape="id9" draw:start-glue-point="2" draw:end-shape="id10" draw:end-glue-point="0" svg:d="M10125 12199v501h-2625v-5376" svg:viewBox="0 0 2626 5377">
          <text:p text:style-name="P9"><text:span text:style-name="T3">push</text:span></text:p>
        </draw:connector>
        <draw:custom-shape draw:style-name="gr15" draw:text-style-name="P11" xml:id="id11" draw:id="id11" draw:layer="layout" svg:width="4.25cm" svg:height="1.25cm" svg:x="13.25cm" svg:y="10.949cm">
          <text:p text:style-name="P10"><text:span text:style-name="T5">-Profile01- Back</text:span></text:p>
          <text:p text:style-name="P10"><text:span text:style-name="T5"><text:s/></text:span><text:span text:style-name="T5">Apply &gt;Edit</text:span>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13.25cm" svg:y1="11.574cm" svg:x2="12.25cm" svg:y2="11.574cm" draw:start-shape="id11" draw:start-glue-point="3" draw:end-shape="id9" draw:end-glue-point="1" svg:d="M13250 11574h-1000" svg:viewBox="0 0 1001 1">
          <text:p/>
        </draw:connector>
        <draw:custom-shape draw:style-name="gr2" draw:text-style-name="P4" xml:id="id12" draw:id="id12" draw:layer="layout" svg:width="4.271cm" svg:height="1.25cm" svg:x="18.708cm" svg:y="4.699cm">
          <text:p text:style-name="P3"><text:span text:style-name="T2"><text:s/></text:span><text:span text:style-name="T2">Pb- &gt;Const <text:s/>T</text:span></text:p>
          <text:p text:style-name="P3"><text:span text:style-name="T2"><text:s/></text:span><text:span text:style-name="T2">Pb+ <text:s/>Dimmer</text:span></text:p>
          <draw:enhanced-geometry svg:viewBox="0 0 21600 21600" draw:type="rectangle" draw:enhanced-path="M 0 0 L 21600 0 21600 21600 0 21600 0 0 Z N"/>
        </draw:custom-shape>
        <draw:connector draw:style-name="gr16" draw:text-style-name="P9" draw:layer="layout" svg:x1="7cm" svg:y1="5.324cm" svg:x2="18.708cm" svg:y2="5.324cm" draw:start-shape="id2" draw:start-glue-point="1" draw:end-shape="id12" draw:end-glue-point="3" svg:d="M7000 5324h11708" svg:viewBox="0 0 11709 1">
          <text:p/>
        </draw:connector>
        <draw:custom-shape draw:style-name="gr4" draw:text-style-name="P8" xml:id="id13" draw:id="id13" draw:layer="layout" svg:width="4.25cm" svg:height="1.25cm" svg:x="18.729cm" svg:y="6.699cm">
          <text:p text:style-name="P7"><text:span text:style-name="T2">&gt;Start <text:s/>Back</text:span></text:p>
          <text:p text:style-name="P7"><text:span text:style-name="T4"><text:s/></text:span><text:span text:style-name="T2">t=200 Dur=120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20.843cm" svg:y1="5.949cm" svg:x2="20.854cm" svg:y2="6.699cm" draw:start-shape="id12" draw:start-glue-point="2" draw:end-shape="id13" draw:end-glue-point="0" svg:d="M20843 5949v375h11v375" svg:viewBox="0 0 12 751">
          <text:p text:style-name="P9"><text:span text:style-name="T3">push</text:span></text:p>
        </draw:connector>
        <draw:custom-shape draw:style-name="gr2" draw:text-style-name="P4" xml:id="id14" draw:id="id14" draw:layer="layout" svg:width="4.271cm" svg:height="1.25cm" svg:x="23.979cm" svg:y="4.699cm">
          <text:p text:style-name="P3"><text:span text:style-name="T2"><text:s/></text:span><text:span text:style-name="T2">Pb- <text:s/>Const <text:s/>T</text:span></text:p>
          <text:p text:style-name="P3"><text:span text:style-name="T2"><text:s/></text:span><text:span text:style-name="T2">Pb+ &gt;Dimmer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26.114cm" svg:y1="5.949cm" svg:x2="26.104cm" svg:y2="6.699cm" draw:start-shape="id14" draw:start-glue-point="2" draw:end-shape="id15" draw:end-glue-point="0" svg:d="M26114 5949v375h-10v375" svg:viewBox="0 0 11 751">
          <text:p text:style-name="P9"><text:span text:style-name="T3">push</text:span></text:p>
        </draw:connector>
        <draw:custom-shape draw:style-name="gr4" draw:text-style-name="P8" xml:id="id15" draw:id="id15" draw:layer="layout" svg:width="4.25cm" svg:height="1.25cm" svg:x="23.979cm" svg:y="6.699cm">
          <text:p text:style-name="P7"><text:span text:style-name="T2">&gt;Start <text:s/>Back</text:span></text:p>
          <text:p text:style-name="P7"><text:span text:style-name="T4"><text:s/></text:span><text:span text:style-name="T2">P=000% Dur=120</text:span></text:p>
          <draw:enhanced-geometry svg:viewBox="0 0 21600 21600" draw:type="rectangle" draw:enhanced-path="M 0 0 L 21600 0 21600 21600 0 21600 0 0 Z N"/>
        </draw:custom-shape>
        <draw:connector draw:style-name="gr16" draw:text-style-name="P9" xml:id="id27" draw:id="id27" draw:layer="layout" svg:x1="22.979cm" svg:y1="5.324cm" svg:x2="23.979cm" svg:y2="5.324cm" draw:start-shape="id12" draw:start-glue-point="1" draw:end-shape="id14" draw:end-glue-point="3" svg:d="M22979 5324h1000" svg:viewBox="0 0 1001 1">
          <text:p/>
        </draw:connector>
        <draw:custom-shape draw:style-name="gr17" draw:text-style-name="P11" xml:id="id16" draw:id="id16" draw:layer="layout" svg:width="4.25cm" svg:height="1.25cm" svg:x="13.25cm" svg:y="12.949cm">
          <text:p text:style-name="P10"><text:span text:style-name="T5">-pt1-&gt;Next Back</text:span></text:p>
          <text:p text:style-name="P10"><text:span text:style-name="T5"><text:s/></text:span><text:span text:style-name="T5">t=100 Time=120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15.375cm" svg:y1="12.199cm" svg:x2="15.375cm" svg:y2="12.949cm" draw:start-shape="id11" draw:start-glue-point="2" draw:end-shape="id16" draw:end-glue-point="0" svg:d="M15375 12199v750" svg:viewBox="0 0 1 751">
          <text:p text:style-name="P9"><text:span text:style-name="T3">push</text:span></text:p>
        </draw:connector>
        <draw:custom-shape draw:style-name="gr18" draw:text-style-name="P11" xml:id="id17" draw:id="id17" draw:layer="layout" svg:width="4.25cm" svg:height="1.25cm" svg:x="13.25cm" svg:y="15.149cm">
          <text:p text:style-name="P10"><text:span text:style-name="T5">-pt2- Next&gt;Back</text:span></text:p>
          <text:p text:style-name="P10"><text:span text:style-name="T5"><text:s/></text:span><text:span text:style-name="T5">t=100 Time=120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15.375cm" svg:y1="14.199cm" svg:x2="15.375cm" svg:y2="15.149cm" draw:start-shape="id16" draw:start-glue-point="2" draw:end-shape="id17" draw:end-glue-point="0" svg:d="M15375 14199v950" svg:viewBox="0 0 1 951">
          <text:p text:style-name="P9"><text:span text:style-name="T3">push</text:span></text:p>
        </draw:connector>
        <draw:connector draw:style-name="gr14" draw:text-style-name="P9" draw:layer="layout" svg:x1="15.375cm" svg:y1="16.399cm" svg:x2="10.125cm" svg:y2="12.199cm" draw:start-shape="id17" draw:start-glue-point="2" draw:end-shape="id9" draw:end-glue-point="2" svg:d="M15375 16399v501h-5250v-4701" svg:viewBox="0 0 5251 4702">
          <text:p text:style-name="P9"><text:span text:style-name="T3">push</text:span></text:p>
        </draw:connector>
        <draw:custom-shape draw:style-name="gr4" draw:text-style-name="P8" xml:id="id18" draw:id="id18" draw:layer="layout" svg:width="4.25cm" svg:height="1.25cm" svg:x="2.75cm" svg:y="15.499cm">
          <text:p text:style-name="P7"><text:span text:style-name="T2"><text:s/></text:span><text:span text:style-name="T2">Resume <text:s/>Back</text:span></text:p>
          <text:p text:style-name="P7"><text:span text:style-name="T2">&gt;Stop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4.875cm" svg:y1="14.449cm" svg:x2="4.875cm" svg:y2="15.499cm" draw:start-shape="id6" draw:start-glue-point="2" draw:end-shape="id18" draw:end-glue-point="0" svg:d="M4875 14449v1050" svg:viewBox="0 0 1 1051">
          <text:p/>
        </draw:connector>
        <draw:g draw:style-name="gr9">
          <draw:custom-shape draw:style-name="gr10" draw:text-style-name="P12" draw:layer="layout" svg:width="0.5cm" svg:height="0.5cm" svg:x="3.875cm" svg:y="14.8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11" draw:text-style-name="P9" draw:layer="layout" svg:width="0.75cm" svg:height="0.75cm" draw:transform="rotate (1.5707963267949) translate (3.75cm 15.399cm)" draw:kind="arc" draw:start-angle="229.98" draw:end-angle="146.53">
            <text:p/>
          </draw:circle>
        </draw:g>
        <draw:connector draw:style-name="gr7" draw:text-style-name="P13" draw:layer="layout" draw:line-skew="0cm -0.727cm" svg:x1="4.875cm" svg:y1="16.749cm" svg:x2="2.729cm" svg:y2="5.324cm" draw:start-shape="id18" draw:start-glue-point="2" draw:end-shape="id2" draw:end-glue-point="3" svg:d="M4875 16749v501h-3375v-11926h1229" svg:viewBox="0 0 3376 11927">
          <text:p text:style-name="P13"><text:span text:style-name="T3">push</text:span></text:p>
        </draw:connector>
        <draw:custom-shape draw:style-name="gr4" draw:text-style-name="P8" xml:id="id19" draw:id="id19" draw:layer="layout" svg:width="4.25cm" svg:height="1.25cm" svg:x="18.729cm" svg:y="8.699cm">
          <text:p text:style-name="P7"><text:span text:style-name="T2">t=046 P=000% 200</text:span></text:p>
          <text:p text:style-name="P7"><text:span text:style-name="T2">t=046 P=000% *C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20.854cm" svg:y1="7.949cm" svg:x2="20.854cm" svg:y2="8.699cm" draw:start-shape="id13" draw:start-glue-point="2" draw:end-shape="id19" draw:end-glue-point="0" svg:d="M20854 7949v750" svg:viewBox="0 0 1 751">
          <text:p text:style-name="P9"><text:span text:style-name="T3">push</text:span></text:p>
        </draw:connector>
        <draw:custom-shape draw:style-name="gr4" draw:text-style-name="P8" xml:id="id20" draw:id="id20" draw:layer="layout" svg:width="4.25cm" svg:height="1.25cm" svg:x="23.979cm" svg:y="8.699cm">
          <text:p text:style-name="P7"><text:span text:style-name="T2">t=046 P=000% 200</text:span></text:p>
          <text:p text:style-name="P7"><text:span text:style-name="T2">t=046 P=000% *D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26.104cm" svg:y1="7.949cm" svg:x2="26.104cm" svg:y2="8.699cm" draw:start-shape="id15" draw:start-glue-point="2" draw:end-shape="id20" draw:end-glue-point="0" svg:d="M26104 7949v750" svg:viewBox="0 0 1 751">
          <text:p text:style-name="P9"><text:span text:style-name="T3">push</text:span></text:p>
        </draw:connector>
        <draw:custom-shape draw:style-name="gr19" draw:text-style-name="P11" xml:id="id21" draw:id="id21" draw:layer="layout" svg:width="4.25cm" svg:height="1.25cm" svg:x="18.75cm" svg:y="10.95cm">
          <text:p text:style-name="P10"><text:span text:style-name="T5">&gt;Pause <text:s/>Back</text:span></text:p>
          <text:p text:style-name="P10"><text:span text:style-name="T5"><text:s/></text:span><text:span text:style-name="T5">Stop 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20.854cm" svg:y1="9.949cm" svg:x2="20.875cm" svg:y2="10.95cm" draw:start-shape="id19" draw:start-glue-point="2" draw:end-shape="id21" draw:end-glue-point="0" svg:d="M20854 9949v501h21v500" svg:viewBox="0 0 22 1002">
          <text:p/>
        </draw:connector>
        <draw:g draw:style-name="gr9">
          <draw:custom-shape draw:style-name="gr10" draw:text-style-name="P12" draw:layer="layout" svg:width="0.5cm" svg:height="0.5cm" svg:x="19.875cm" svg:y="10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11" draw:text-style-name="P9" draw:layer="layout" svg:width="0.75cm" svg:height="0.75cm" draw:transform="rotate (1.5707963267949) translate (19.75cm 10.812cm)" draw:kind="arc" draw:start-angle="229.98" draw:end-angle="146.53">
            <text:p/>
          </draw:circle>
        </draw:g>
        <draw:custom-shape draw:style-name="gr4" draw:text-style-name="P8" xml:id="id22" draw:id="id22" draw:layer="layout" svg:width="4.25cm" svg:height="1.25cm" svg:x="18.75cm" svg:y="13.2cm">
          <text:p text:style-name="P7"><text:span text:style-name="T2">t=046 P=000% 200</text:span></text:p>
          <text:p text:style-name="P7"><text:span text:style-name="T2">t=046 P=000%paus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20.875cm" svg:y1="12.2cm" svg:x2="20.875cm" svg:y2="13.2cm" draw:start-shape="id21" draw:start-glue-point="2" draw:end-shape="id22" draw:end-glue-point="0" svg:d="M20875 12200v1000" svg:viewBox="0 0 1 1001">
          <text:p text:style-name="P9"><text:span text:style-name="T3">push</text:span></text:p>
        </draw:connector>
        <draw:custom-shape draw:style-name="gr4" draw:text-style-name="P8" xml:id="id23" draw:id="id23" draw:layer="layout" svg:width="4.25cm" svg:height="1.25cm" svg:x="18.75cm" svg:y="15.5cm">
          <text:p text:style-name="P7"><text:span text:style-name="T2"><text:s/></text:span><text:span text:style-name="T2">Resume <text:s/>Back</text:span></text:p>
          <text:p text:style-name="P7"><text:span text:style-name="T2">&gt;Stop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20.875cm" svg:y1="14.45cm" svg:x2="20.875cm" svg:y2="15.5cm" draw:start-shape="id22" draw:start-glue-point="2" draw:end-shape="id23" draw:end-glue-point="0" svg:d="M20875 14450v1050" svg:viewBox="0 0 1 1051">
          <text:p/>
        </draw:connector>
        <draw:g draw:style-name="gr9">
          <draw:custom-shape draw:style-name="gr10" draw:text-style-name="P12" draw:layer="layout" svg:width="0.5cm" svg:height="0.5cm" svg:x="19.875cm" svg:y="14.8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11" draw:text-style-name="P9" draw:layer="layout" svg:width="0.75cm" svg:height="0.75cm" draw:transform="rotate (1.5707963267949) translate (19.75cm 15.4cm)" draw:kind="arc" draw:start-angle="229.98" draw:end-angle="146.53">
            <text:p/>
          </draw:circle>
        </draw:g>
        <draw:connector draw:style-name="gr14" draw:text-style-name="P9" draw:layer="layout" svg:x1="20.875cm" svg:y1="16.75cm" svg:x2="18.063cm" svg:y2="5.292cm" draw:start-shape="id23" draw:start-glue-point="2" svg:d="M20875 16750v501h-2812v-11959" svg:viewBox="0 0 2813 11960">
          <text:p text:style-name="P9"><text:span text:style-name="T3">push</text:span></text:p>
        </draw:connector>
        <draw:custom-shape draw:style-name="gr20" draw:text-style-name="P11" xml:id="id24" draw:id="id24" draw:layer="layout" svg:width="4.25cm" svg:height="1.25cm" svg:x="24cm" svg:y="10.95cm">
          <text:p text:style-name="P10"><text:span text:style-name="T5">&gt;Pause <text:s/>Back</text:span></text:p>
          <text:p text:style-name="P10"><text:span text:style-name="T5"><text:s/></text:span><text:span text:style-name="T5">Stop 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26.104cm" svg:y1="9.949cm" svg:x2="26.125cm" svg:y2="10.95cm" draw:end-shape="id24" draw:end-glue-point="0" svg:d="M26104 9949v250h21v751" svg:viewBox="0 0 22 1002">
          <text:p/>
        </draw:connector>
        <draw:g draw:style-name="gr9">
          <draw:custom-shape draw:style-name="gr10" draw:text-style-name="P12" draw:layer="layout" svg:width="0.5cm" svg:height="0.5cm" svg:x="25.125cm" svg:y="10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11" draw:text-style-name="P9" draw:layer="layout" svg:width="0.75cm" svg:height="0.75cm" draw:transform="rotate (1.5707963267949) translate (25cm 10.812cm)" draw:kind="arc" draw:start-angle="229.98" draw:end-angle="146.53">
            <text:p/>
          </draw:circle>
        </draw:g>
        <draw:custom-shape draw:style-name="gr4" draw:text-style-name="P8" xml:id="id25" draw:id="id25" draw:layer="layout" svg:width="4.25cm" svg:height="1.25cm" svg:x="24cm" svg:y="13.2cm">
          <text:p text:style-name="P7"><text:span text:style-name="T2">t=046 P=000% 200</text:span></text:p>
          <text:p text:style-name="P7"><text:span text:style-name="T2">t=046 P=000%paus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26.125cm" svg:y1="12.2cm" svg:x2="26.125cm" svg:y2="13.2cm" draw:start-shape="id24" draw:start-glue-point="2" draw:end-shape="id25" draw:end-glue-point="0" svg:d="M26125 12200v1000" svg:viewBox="0 0 1 1001">
          <text:p text:style-name="P9"><text:span text:style-name="T3">push</text:span></text:p>
        </draw:connector>
        <draw:custom-shape draw:style-name="gr4" draw:text-style-name="P8" xml:id="id26" draw:id="id26" draw:layer="layout" svg:width="4.25cm" svg:height="1.25cm" svg:x="24cm" svg:y="15.5cm">
          <text:p text:style-name="P7"><text:span text:style-name="T2"><text:s/></text:span><text:span text:style-name="T2">Resume <text:s/>Back</text:span></text:p>
          <text:p text:style-name="P7"><text:span text:style-name="T2">&gt;Stop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26.125cm" svg:y1="14.45cm" svg:x2="26.125cm" svg:y2="15.5cm" draw:start-shape="id25" draw:start-glue-point="2" draw:end-shape="id26" draw:end-glue-point="0" svg:d="M26125 14450v1050" svg:viewBox="0 0 1 1051">
          <text:p/>
        </draw:connector>
        <draw:g draw:style-name="gr9">
          <draw:custom-shape draw:style-name="gr10" draw:text-style-name="P12" draw:layer="layout" svg:width="0.5cm" svg:height="0.5cm" svg:x="25.125cm" svg:y="14.8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11" draw:text-style-name="P9" draw:layer="layout" svg:width="0.75cm" svg:height="0.75cm" draw:transform="rotate (1.5707963267949) translate (25cm 15.4cm)" draw:kind="arc" draw:start-angle="229.98" draw:end-angle="146.53">
            <text:p/>
          </draw:circle>
        </draw:g>
        <draw:connector draw:style-name="gr14" draw:text-style-name="P9" draw:layer="layout" svg:x1="26.125cm" svg:y1="16.75cm" svg:x2="23.479cm" svg:y2="5.324cm" draw:start-shape="id26" draw:start-glue-point="2" draw:end-shape="id27" draw:end-glue-point="0" svg:d="M26125 16750v501h-2646v-11927" svg:viewBox="0 0 2647 11928">
          <text:p text:style-name="P9"><text:span text:style-name="T3">push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Monospac821 BT1" svg:font-family="'Monospac821 BT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3" draw:display-name="Стили стрелок 3" svg:viewBox="0 0 20 40" svg:d="M0 40l10-40 10 40z"/>
    <draw:marker draw:name="Стили_20_стрелок_20_4" draw:display-name="Стили стрелок 4" svg:viewBox="0 0 20 13" svg:d="M0 13l10-13 10 13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13T19:52:43.283000000</meta:creation-date>
    <dc:date>2023-04-19T23:19:53.218000000</dc:date>
    <meta:editing-duration>PT1H41M9S</meta:editing-duration>
    <meta:editing-cycles>5</meta:editing-cycles>
    <meta:generator>LibreOffice/7.5.2.2$Windows_X86_64 LibreOffice_project/53bb9681a964705cf672590721dbc85eb4d0c3a2</meta:generator>
    <meta:document-statistic meta:object-count="72"/>
  </office:meta>
</office:document-meta>
</file>